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ControlFactory.instantiate( Class &lt; T &gt; beanClass , PropertyMap props , ControlBeanContext context , String 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